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0.25pt"/>
    </style:style>
    <style:style style:name="co2" style:family="table-column">
      <style:table-column-properties fo:break-before="auto" style:column-width="60.01pt"/>
    </style:style>
    <style:style style:name="ro1" style:family="table-row">
      <style:table-row-properties style:row-height="14.4pt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 style:data-style-name="N121">
      <style:table-cell-properties style:rotation-align="none"/>
    </style:style>
    <style:style style:name="ce2" style:family="table-cell" style:parent-style-name="Default">
      <style:table-cell-properties fo:background-color="#4472c4" style:rotation-align="none"/>
    </style:style>
    <style:style style:name="ce3" style:family="table-cell" style:parent-style-name="Default">
      <style:table-cell-properties fo:background-color="#ff0000" style:rotation-align="none"/>
    </style:style>
    <style:style style:name="ce4" style:family="table-cell" style:parent-style-name="Default">
      <style:table-cell-properties fo:background-color="#00b050" style:rotation-align="none"/>
    </style:style>
    <style:style style:name="ce5" style:family="table-cell" style:parent-style-name="Default">
      <style:table-cell-properties fo:background-color="#ffff00" style:rotation-align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023" table:default-cell-style-name="Default"/>
        <table:table-row table:style-name="ro1">
          <table:table-cell office:value-type="string" calcext:value-type="string">
            <text:p>mgrams per gram item</text:p>
          </table:table-cell>
          <table:table-cell table:style-name="ce3" office:value-type="string" calcext:value-type="string">
            <text:p>fat</text:p>
          </table:table-cell>
          <table:table-cell table:style-name="ce3" office:value-type="string" calcext:value-type="string">
            <text:p>carbs</text:p>
          </table:table-cell>
          <table:table-cell table:style-name="ce4" office:value-type="string" calcext:value-type="string">
            <text:p>protein</text:p>
          </table:table-cell>
          <table:table-cell table:style-name="ce4" office:value-type="string" calcext:value-type="string">
            <text:p>fiber</text:p>
          </table:table-cell>
          <table:table-cell table:style-name="ce4" office:value-type="string" calcext:value-type="string">
            <text:p>iron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kale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lives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Nutritional Facts Tab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rots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table:number-columns-repeated="3" office:value-type="float" office:value="0.7" calcext:value-type="float">
            <text:p>0.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hees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nions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float" office:value="2.5" calcext:value-type="float">
            <text:p>$2.50 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$.5 per lb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5lbs</text:p>
          </table:table-cell>
          <table:table-cell table:number-columns-repeated="1023"/>
        </table:table-row>
        <table:table-row table:style-name="ro1">
          <table:table-cell table:style-name="ce2" table:formula="of:=[.D11]+[.E11]+[.F11]-[.C11]-[.B11]" office:value-type="float" office:value="0.0115" calcext:value-type="float">
            <text:p>0.0115</text:p>
          </table:table-cell>
          <table:table-cell table:formula="of:=([.$B$2]*[.G11]+[.$B$3]*[.$H11]+[.$B$4]*[.I11]+[.$B$5]*[.J11]+[.$B$6]*[.K11])*0.001" office:value-type="float" office:value="0.0021" calcext:value-type="float">
            <text:p>0.0021</text:p>
          </table:table-cell>
          <table:table-cell table:formula="of:=([.$C$2]*[.$G11]+[.$C$3]*[.$H11]+[.$C$4]*[.$I11]+[.$C$5]*[.$J11]+[.$C$6]*[.$K11])*0.001" office:value-type="float" office:value="0.0036" calcext:value-type="float">
            <text:p>0.0036</text:p>
          </table:table-cell>
          <table:table-cell table:formula="of:=([.$D$2]*[.$G11]+[.$D$3]*[.$H11]+[.$D$4]*[.$I11]+[.$D$5]*[.$J11]+[.$D$6]*[.$K11])*0.001" office:value-type="float" office:value="0.0047" calcext:value-type="float">
            <text:p>0.0047</text:p>
          </table:table-cell>
          <table:table-cell table:formula="of:=([.$E$2]*[.$G11]+[.$E$3]*[.$H11]+[.$E$4]*[.$I11]+[.$E$5]*[.$J11]+[.$E$6]*[.$K11])*0.001" office:value-type="float" office:value="0.0057" calcext:value-type="float">
            <text:p>0.0057</text:p>
          </table:table-cell>
          <table:table-cell table:formula="of:=([.$F$2]*[.$G11]+[.$F$3]*[.$H11]+[.$F$4]*[.$I11]+[.$F$5]*[.$J11]+[.$F$6]*[.$K11])*0.001" office:value-type="float" office:value="0.0068" calcext:value-type="float">
            <text:p>0.0068</text:p>
          </table:table-cell>
          <table:table-cell table:number-columns-repeated="5" table:style-name="ce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2" table:formula="of:=[.D12]+[.E12]+[.F12]-[.C12]-[.B12]" office:value-type="float" office:value="0.0025" calcext:value-type="float">
            <text:p>0.0025</text:p>
          </table:table-cell>
          <table:table-cell table:formula="of:=([.$B$2]*[.G12]+[.$B$3]*[.$H12]+[.$B$4]*[.I12]+[.$B$5]*[.J12]+[.$B$6]*[.K12])*0.001" office:value-type="float" office:value="0.00156" calcext:value-type="float">
            <text:p>0.00156</text:p>
          </table:table-cell>
          <table:table-cell table:formula="of:=([.$C$2]*[.$G12]+[.$C$3]*[.$H12]+[.$C$4]*[.$I12]+[.$C$5]*[.$J12]+[.$C$6]*[.$K12])*0.001" office:value-type="float" office:value="0.00216" calcext:value-type="float">
            <text:p>0.00216</text:p>
          </table:table-cell>
          <table:table-cell table:formula="of:=([.$D$2]*[.$G12]+[.$D$3]*[.$H12]+[.$D$4]*[.$I12]+[.$D$5]*[.$J12]+[.$D$6]*[.$K12])*0.001" office:value-type="float" office:value="0.00272" calcext:value-type="float">
            <text:p>0.00272</text:p>
          </table:table-cell>
          <table:table-cell table:formula="of:=([.$E$2]*[.$G12]+[.$E$3]*[.$H12]+[.$E$4]*[.$I12]+[.$E$5]*[.$J12]+[.$E$6]*[.$K12])*0.001" office:value-type="float" office:value="0.00147" calcext:value-type="float">
            <text:p>0.00147</text:p>
          </table:table-cell>
          <table:table-cell table:formula="of:=([.$F$2]*[.$G12]+[.$F$3]*[.$H12]+[.$F$4]*[.$I12]+[.$F$5]*[.$J12]+[.$F$6]*[.$K12])*0.001" office:value-type="float" office:value="0.00203" calcext:value-type="float">
            <text:p>0.00203</text:p>
          </table:table-cell>
          <table:table-cell table:number-columns-repeated="4" table:style-name="ce5" office:value-type="float" office:value="0.1" calcext:value-type="float">
            <text:p>0.1</text:p>
          </table:table-cell>
          <table:table-cell table:style-name="ce5" office:value-type="float" office:value="4.6" calcext:value-type="float">
            <text:p>4.6</text:p>
          </table:table-cell>
          <table:table-cell table:number-columns-repeated="1013"/>
        </table:table-row>
        <table:table-row table:style-name="ro1">
          <table:table-cell table:style-name="ce2" table:formula="of:=[.D13]+[.E13]+[.F13]-[.C13]-[.B13]" office:value-type="float" office:value="0.04165" calcext:value-type="float">
            <text:p>0.04165</text:p>
          </table:table-cell>
          <table:table-cell table:formula="of:=([.$B$2]*[.G13]+[.$B$3]*[.$H13]+[.$B$4]*[.I13]+[.$B$5]*[.J13]+[.$B$6]*[.K13])*0.001" office:value-type="float" office:value="0.00471" calcext:value-type="float">
            <text:p>0.00471</text:p>
          </table:table-cell>
          <table:table-cell table:formula="of:=([.$C$2]*[.$G13]+[.$C$3]*[.$H13]+[.$C$4]*[.$I13]+[.$C$5]*[.$J13]+[.$C$6]*[.$K13])*0.001" office:value-type="float" office:value="0.00936" calcext:value-type="float">
            <text:p>0.00936</text:p>
          </table:table-cell>
          <table:table-cell table:formula="of:=([.$D$2]*[.$G13]+[.$D$3]*[.$H13]+[.$D$4]*[.$I13]+[.$D$5]*[.$J13]+[.$D$6]*[.$K13])*0.001" office:value-type="float" office:value="0.01397" calcext:value-type="float">
            <text:p>0.01397</text:p>
          </table:table-cell>
          <table:table-cell table:formula="of:=([.$E$2]*[.$G13]+[.$E$3]*[.$H13]+[.$E$4]*[.$I13]+[.$E$5]*[.$J13]+[.$E$6]*[.$K13])*0.001" office:value-type="float" office:value="0.01857" calcext:value-type="float">
            <text:p>0.01857</text:p>
          </table:table-cell>
          <table:table-cell table:formula="of:=([.$F$2]*[.$G13]+[.$F$3]*[.$H13]+[.$F$4]*[.$I13]+[.$F$5]*[.$J13]+[.$F$6]*[.$K13])*0.001" office:value-type="float" office:value="0.02318" calcext:value-type="float">
            <text:p>0.02318</text:p>
          </table:table-cell>
          <table:table-cell table:number-columns-repeated="3" table:style-name="ce5" office:value-type="float" office:value="0.1" calcext:value-type="float">
            <text:p>0.1</text:p>
          </table:table-cell>
          <table:table-cell table:style-name="ce5" office:value-type="float" office:value="4.6" calcext:value-type="float">
            <text:p>4.6</text:p>
          </table:table-cell>
          <table:table-cell table:style-name="ce5" office:value-type="float" office:value="0.1" calcext:value-type="float">
            <text:p>0.1</text:p>
          </table:table-cell>
          <table:table-cell table:number-columns-repeated="1013"/>
        </table:table-row>
        <table:table-row table:style-name="ro1">
          <table:table-cell table:style-name="ce2" table:formula="of:=[.D14]+[.E14]+[.F14]-[.C14]-[.B14]" office:value-type="float" office:value="0" calcext:value-type="float">
            <text:p>0</text:p>
          </table:table-cell>
          <table:table-cell table:formula="of:=([.$B$2]*[.G14]+[.$B$3]*[.$H14]+[.$B$4]*[.I14]+[.$B$5]*[.J14]+[.$B$6]*[.K14])*0.001" office:value-type="float" office:value="0" calcext:value-type="float">
            <text:p>0</text:p>
          </table:table-cell>
          <table:table-cell table:formula="of:=([.$C$2]*[.$G14]+[.$C$3]*[.$H14]+[.$C$4]*[.$I14]+[.$C$5]*[.$J14]+[.$C$6]*[.$K14])*0.001" office:value-type="float" office:value="0" calcext:value-type="float">
            <text:p>0</text:p>
          </table:table-cell>
          <table:table-cell table:formula="of:=([.$D$2]*[.$G14]+[.$D$3]*[.$H14]+[.$D$4]*[.$I14]+[.$D$5]*[.$J14]+[.$D$6]*[.$K14])*0.001" office:value-type="float" office:value="0" calcext:value-type="float">
            <text:p>0</text:p>
          </table:table-cell>
          <table:table-cell table:formula="of:=([.$E$2]*[.$G14]+[.$E$3]*[.$H14]+[.$E$4]*[.$I14]+[.$E$5]*[.$J14]+[.$E$6]*[.$K14])*0.001" office:value-type="float" office:value="0" calcext:value-type="float">
            <text:p>0</text:p>
          </table:table-cell>
          <table:table-cell table:formula="of:=([.$F$2]*[.$G14]+[.$F$3]*[.$H14]+[.$F$4]*[.$I14]+[.$F$5]*[.$J14]+[.$F$6]*[.$K14])*0.001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13"/>
        </table:table-row>
        <table:table-row table:style-name="ro1">
          <table:table-cell table:style-name="ce2" table:formula="of:=[.D15]+[.E15]+[.F15]-[.C15]-[.B15]" office:value-type="float" office:value="0" calcext:value-type="float">
            <text:p>0</text:p>
          </table:table-cell>
          <table:table-cell table:formula="of:=([.$B$2]*[.G15]+[.$B$3]*[.$H15]+[.$B$4]*[.I15]+[.$B$5]*[.J15]+[.$B$6]*[.K15])*0.001" office:value-type="float" office:value="0" calcext:value-type="float">
            <text:p>0</text:p>
          </table:table-cell>
          <table:table-cell table:formula="of:=([.$C$2]*[.$G15]+[.$C$3]*[.$H15]+[.$C$4]*[.$I15]+[.$C$5]*[.$J15]+[.$C$6]*[.$K15])*0.001" office:value-type="float" office:value="0" calcext:value-type="float">
            <text:p>0</text:p>
          </table:table-cell>
          <table:table-cell table:formula="of:=([.$D$2]*[.$G15]+[.$D$3]*[.$H15]+[.$D$4]*[.$I15]+[.$D$5]*[.$J15]+[.$D$6]*[.$K15])*0.001" office:value-type="float" office:value="0" calcext:value-type="float">
            <text:p>0</text:p>
          </table:table-cell>
          <table:table-cell table:formula="of:=([.$E$2]*[.$G15]+[.$E$3]*[.$H15]+[.$E$4]*[.$I15]+[.$E$5]*[.$J15]+[.$E$6]*[.$K15])*0.001" office:value-type="float" office:value="0" calcext:value-type="float">
            <text:p>0</text:p>
          </table:table-cell>
          <table:table-cell table:formula="of:=([.$F$2]*[.$G15]+[.$F$3]*[.$H15]+[.$F$4]*[.$I15]+[.$F$5]*[.$J15]+[.$F$6]*[.$K15])*0.001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13"/>
        </table:table-row>
        <table:table-row table:style-name="ro1">
          <table:table-cell table:style-name="ce2" table:formula="of:=[.D16]+[.E16]+[.F16]-[.C16]-[.B16]" office:value-type="float" office:value="0" calcext:value-type="float">
            <text:p>0</text:p>
          </table:table-cell>
          <table:table-cell table:formula="of:=([.$B$2]*[.G16]+[.$B$3]*[.$H16]+[.$B$4]*[.I16]+[.$B$5]*[.J16]+[.$B$6]*[.K16])*0.001" office:value-type="float" office:value="0" calcext:value-type="float">
            <text:p>0</text:p>
          </table:table-cell>
          <table:table-cell table:formula="of:=([.$C$2]*[.$G16]+[.$C$3]*[.$H16]+[.$C$4]*[.$I16]+[.$C$5]*[.$J16]+[.$C$6]*[.$K16])*0.001" office:value-type="float" office:value="0" calcext:value-type="float">
            <text:p>0</text:p>
          </table:table-cell>
          <table:table-cell table:formula="of:=([.$D$2]*[.$G16]+[.$D$3]*[.$H16]+[.$D$4]*[.$I16]+[.$D$5]*[.$J16]+[.$D$6]*[.$K16])*0.001" office:value-type="float" office:value="0" calcext:value-type="float">
            <text:p>0</text:p>
          </table:table-cell>
          <table:table-cell table:formula="of:=([.$E$2]*[.$G16]+[.$E$3]*[.$H16]+[.$E$4]*[.$I16]+[.$E$5]*[.$J16]+[.$E$6]*[.$K16])*0.001" office:value-type="float" office:value="0" calcext:value-type="float">
            <text:p>0</text:p>
          </table:table-cell>
          <table:table-cell table:formula="of:=([.$F$2]*[.$G16]+[.$F$3]*[.$H16]+[.$F$4]*[.$I16]+[.$F$5]*[.$J16]+[.$F$6]*[.$K16])*0.001" office:value-type="float" office:value="0" calcext:value-type="float">
            <text:p>0</text:p>
          </table:table-cell>
          <table:table-cell table:style-name="ce5" table:number-columns-repeated="5"/>
          <table:table-cell office:value-type="string" calcext:value-type="string">
            <text:p>Ingredient Composition</text:p>
          </table:table-cell>
          <table:table-cell table:number-columns-repeated="1012"/>
        </table:table-row>
        <table:table-row table:style-name="ro1">
          <table:table-cell table:style-name="ce2" table:formula="of:=[.D17]+[.E17]+[.F17]-[.C17]-[.B17]" office:value-type="float" office:value="0" calcext:value-type="float">
            <text:p>0</text:p>
          </table:table-cell>
          <table:table-cell table:formula="of:=([.$B$2]*[.G17]+[.$B$3]*[.$H17]+[.$B$4]*[.I17]+[.$B$5]*[.J17]+[.$B$6]*[.K17])*0.001" office:value-type="float" office:value="0" calcext:value-type="float">
            <text:p>0</text:p>
          </table:table-cell>
          <table:table-cell table:formula="of:=([.$C$2]*[.$G17]+[.$C$3]*[.$H17]+[.$C$4]*[.$I17]+[.$C$5]*[.$J17]+[.$C$6]*[.$K17])*0.001" office:value-type="float" office:value="0" calcext:value-type="float">
            <text:p>0</text:p>
          </table:table-cell>
          <table:table-cell table:formula="of:=([.$D$2]*[.$G17]+[.$D$3]*[.$H17]+[.$D$4]*[.$I17]+[.$D$5]*[.$J17]+[.$D$6]*[.$K17])*0.001" office:value-type="float" office:value="0" calcext:value-type="float">
            <text:p>0</text:p>
          </table:table-cell>
          <table:table-cell table:formula="of:=([.$E$2]*[.$G17]+[.$E$3]*[.$H17]+[.$E$4]*[.$I17]+[.$E$5]*[.$J17]+[.$E$6]*[.$K17])*0.001" office:value-type="float" office:value="0" calcext:value-type="float">
            <text:p>0</text:p>
          </table:table-cell>
          <table:table-cell table:formula="of:=([.$F$2]*[.$G17]+[.$F$3]*[.$H17]+[.$F$4]*[.$I17]+[.$F$5]*[.$J17]+[.$F$6]*[.$K17])*0.001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13"/>
        </table:table-row>
        <table:table-row table:style-name="ro1">
          <table:table-cell table:style-name="ce2" table:formula="of:=[.D18]+[.E18]+[.F18]-[.C18]-[.B18]" office:value-type="float" office:value="0" calcext:value-type="float">
            <text:p>0</text:p>
          </table:table-cell>
          <table:table-cell table:formula="of:=([.$B$2]*[.G18]+[.$B$3]*[.$H18]+[.$B$4]*[.I18]+[.$B$5]*[.J18]+[.$B$6]*[.K18])*0.001" office:value-type="float" office:value="0" calcext:value-type="float">
            <text:p>0</text:p>
          </table:table-cell>
          <table:table-cell table:formula="of:=([.$C$2]*[.$G18]+[.$C$3]*[.$H18]+[.$C$4]*[.$I18]+[.$C$5]*[.$J18]+[.$C$6]*[.$K18])*0.001" office:value-type="float" office:value="0" calcext:value-type="float">
            <text:p>0</text:p>
          </table:table-cell>
          <table:table-cell table:formula="of:=([.$D$2]*[.$G18]+[.$D$3]*[.$H18]+[.$D$4]*[.$I18]+[.$D$5]*[.$J18]+[.$D$6]*[.$K18])*0.001" office:value-type="float" office:value="0" calcext:value-type="float">
            <text:p>0</text:p>
          </table:table-cell>
          <table:table-cell table:formula="of:=([.$E$2]*[.$G18]+[.$E$3]*[.$H18]+[.$E$4]*[.$I18]+[.$E$5]*[.$J18]+[.$E$6]*[.$K18])*0.001" office:value-type="float" office:value="0" calcext:value-type="float">
            <text:p>0</text:p>
          </table:table-cell>
          <table:table-cell table:formula="of:=([.$F$2]*[.$G18]+[.$F$3]*[.$H18]+[.$F$4]*[.$I18]+[.$F$5]*[.$J18]+[.$F$6]*[.$K18])*0.001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13"/>
        </table:table-row>
        <table:table-row table:style-name="ro1">
          <table:table-cell table:style-name="ce2" table:formula="of:=[.D19]+[.E19]+[.F19]-[.C19]-[.B19]" office:value-type="float" office:value="0" calcext:value-type="float">
            <text:p>0</text:p>
          </table:table-cell>
          <table:table-cell table:formula="of:=([.$B$2]*[.G19]+[.$B$3]*[.$H19]+[.$B$4]*[.I19]+[.$B$5]*[.J19]+[.$B$6]*[.K19])*0.001" office:value-type="float" office:value="0" calcext:value-type="float">
            <text:p>0</text:p>
          </table:table-cell>
          <table:table-cell table:formula="of:=([.$C$2]*[.$G19]+[.$C$3]*[.$H19]+[.$C$4]*[.$I19]+[.$C$5]*[.$J19]+[.$C$6]*[.$K19])*0.001" office:value-type="float" office:value="0" calcext:value-type="float">
            <text:p>0</text:p>
          </table:table-cell>
          <table:table-cell table:formula="of:=([.$D$2]*[.$G19]+[.$D$3]*[.$H19]+[.$D$4]*[.$I19]+[.$D$5]*[.$J19]+[.$D$6]*[.$K19])*0.001" office:value-type="float" office:value="0" calcext:value-type="float">
            <text:p>0</text:p>
          </table:table-cell>
          <table:table-cell table:formula="of:=([.$E$2]*[.$G19]+[.$E$3]*[.$H19]+[.$E$4]*[.$I19]+[.$E$5]*[.$J19]+[.$E$6]*[.$K19])*0.001" office:value-type="float" office:value="0" calcext:value-type="float">
            <text:p>0</text:p>
          </table:table-cell>
          <table:table-cell table:formula="of:=([.$F$2]*[.$G19]+[.$F$3]*[.$H19]+[.$F$4]*[.$I19]+[.$F$5]*[.$J19]+[.$F$6]*[.$K19])*0.001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13"/>
        </table:table-row>
        <table:table-row table:style-name="ro1">
          <table:table-cell table:style-name="ce2" table:formula="of:=[.D20]+[.E20]+[.F20]-[.C20]-[.B20]" office:value-type="float" office:value="0" calcext:value-type="float">
            <text:p>0</text:p>
          </table:table-cell>
          <table:table-cell table:formula="of:=([.$B$2]*[.G20]+[.$B$3]*[.$H20]+[.$B$4]*[.I20]+[.$B$5]*[.J20]+[.$B$6]*[.K20])*0.001" office:value-type="float" office:value="0" calcext:value-type="float">
            <text:p>0</text:p>
          </table:table-cell>
          <table:table-cell table:formula="of:=([.$C$2]*[.$G20]+[.$C$3]*[.$H20]+[.$C$4]*[.$I20]+[.$C$5]*[.$J20]+[.$C$6]*[.$K20])*0.001" office:value-type="float" office:value="0" calcext:value-type="float">
            <text:p>0</text:p>
          </table:table-cell>
          <table:table-cell table:formula="of:=([.$D$2]*[.$G20]+[.$D$3]*[.$H20]+[.$D$4]*[.$I20]+[.$D$5]*[.$J20]+[.$D$6]*[.$K20])*0.001" office:value-type="float" office:value="0" calcext:value-type="float">
            <text:p>0</text:p>
          </table:table-cell>
          <table:table-cell table:formula="of:=([.$E$2]*[.$G20]+[.$E$3]*[.$H20]+[.$E$4]*[.$I20]+[.$E$5]*[.$J20]+[.$E$6]*[.$K20])*0.001" office:value-type="float" office:value="0" calcext:value-type="float">
            <text:p>0</text:p>
          </table:table-cell>
          <table:table-cell table:formula="of:=([.$F$2]*[.$G20]+[.$F$3]*[.$H20]+[.$F$4]*[.$I20]+[.$F$5]*[.$J20]+[.$F$6]*[.$K20])*0.001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13"/>
        </table:table-row>
        <table:table-row table:style-name="ro1">
          <table:table-cell table:style-name="ce2" table:formula="of:=[.D21]+[.E21]+[.F21]-[.C21]-[.B21]" office:value-type="float" office:value="0" calcext:value-type="float">
            <text:p>0</text:p>
          </table:table-cell>
          <table:table-cell table:formula="of:=([.$B$2]*[.G21]+[.$B$3]*[.$H21]+[.$B$4]*[.I21]+[.$B$5]*[.J21]+[.$B$6]*[.K21])*0.001" office:value-type="float" office:value="0" calcext:value-type="float">
            <text:p>0</text:p>
          </table:table-cell>
          <table:table-cell table:formula="of:=([.$C$2]*[.$G21]+[.$C$3]*[.$H21]+[.$C$4]*[.$I21]+[.$C$5]*[.$J21]+[.$C$6]*[.$K21])*0.001" office:value-type="float" office:value="0" calcext:value-type="float">
            <text:p>0</text:p>
          </table:table-cell>
          <table:table-cell table:formula="of:=([.$D$2]*[.$G21]+[.$D$3]*[.$H21]+[.$D$4]*[.$I21]+[.$D$5]*[.$J21]+[.$D$6]*[.$K21])*0.001" office:value-type="float" office:value="0" calcext:value-type="float">
            <text:p>0</text:p>
          </table:table-cell>
          <table:table-cell table:formula="of:=([.$E$2]*[.$G21]+[.$E$3]*[.$H21]+[.$E$4]*[.$I21]+[.$E$5]*[.$J21]+[.$E$6]*[.$K21])*0.001" office:value-type="float" office:value="0" calcext:value-type="float">
            <text:p>0</text:p>
          </table:table-cell>
          <table:table-cell table:formula="of:=([.$F$2]*[.$G21]+[.$F$3]*[.$H21]+[.$F$4]*[.$I21]+[.$F$5]*[.$J21]+[.$F$6]*[.$K21])*0.001" office:value-type="float" office:value="0" calcext:value-type="float">
            <text:p>0</text:p>
          </table:table-cell>
          <table:table-cell table:style-name="ce5" table:number-columns-repeated="5"/>
          <table:table-cell table:number-columns-repeated="1013"/>
        </table:table-row>
        <table:table-row table:style-name="ro1" table:number-rows-repeated="2">
          <table:table-cell table:style-name="ce2"/>
          <table:table-cell table:number-columns-repeated="1023"/>
        </table:table-row>
        <table:table-row table:style-name="ro1">
          <table:table-cell office:value-type="string" calcext:value-type="string">
            <text:p>score should be weighter based on daily nutritional needs</text:p>
          </table:table-cell>
          <table:table-cell table:number-columns-repeated="1023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5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5P2" style:volatile="true" number:language="en" number:country="US">
      <loext:text> </loext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ylor</meta:initial-creator>
    <dc:creator>Taylor</dc:creator>
    <meta:creation-date>2018-03-25T03:50:01</meta:creation-date>
    <dc:date>2018-03-25T04:12:11</dc:date>
    <meta:generator>LibreOffice/5.1.6.2$Linux_X86_64 LibreOffice_project/10m0$Build-2</meta:generator>
    <meta:document-statistic meta:table-count="1" meta:cell-count="123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